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ans" fo:language="en" fo:country="US" style:text-underline-style="none" officeooo:rsid="00976157" officeooo:paragraph-rsid="001c8dbd"/>
    </style:style>
    <style:style style:name="P2" style:family="paragraph" style:parent-style-name="Standard">
      <style:paragraph-properties fo:text-align="justify" style:justify-single-word="false"/>
      <style:text-properties style:font-name="Liberation Sans" fo:language="en" fo:country="US" officeooo:rsid="0080ccfc" officeooo:paragraph-rsid="001c8dbd"/>
    </style:style>
    <style:style style:name="P3" style:family="paragraph" style:parent-style-name="Standard">
      <style:paragraph-properties fo:text-align="justify" style:justify-single-word="false"/>
      <style:text-properties style:font-name="Liberation Sans" fo:language="en" fo:country="US" officeooo:rsid="008d45b0" officeooo:paragraph-rsid="001c8dbd"/>
    </style:style>
    <style:style style:name="P4" style:family="paragraph" style:parent-style-name="Standard">
      <style:paragraph-properties fo:text-align="justify" style:justify-single-word="false"/>
      <style:text-properties style:font-name="Liberation Sans" fo:language="en" fo:country="US" officeooo:rsid="0099660a" officeooo:paragraph-rsid="001c8dbd"/>
    </style:style>
    <style:style style:name="P5" style:family="paragraph" style:parent-style-name="Standard">
      <style:paragraph-properties fo:text-align="justify" style:justify-single-word="false"/>
      <style:text-properties style:font-name="Liberation Sans" fo:language="en" fo:country="US" style:text-underline-style="solid" style:text-underline-width="auto" style:text-underline-color="font-color" officeooo:rsid="001900d9" officeooo:paragraph-rsid="001c8db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edc7f" style:font-style-asian="italic" style:font-style-complex="italic"/>
    </style:style>
    <style:style style:name="T3" style:family="text">
      <style:text-properties officeooo:rsid="00984633"/>
    </style:style>
    <style:style style:name="T4" style:family="text">
      <style:text-properties officeooo:rsid="00956c76"/>
    </style:style>
    <style:style style:name="T5" style:family="text">
      <style:text-properties officeooo:rsid="008e653e"/>
    </style:style>
    <style:style style:name="T6" style:family="text">
      <style:text-properties officeooo:rsid="008edc7f"/>
    </style:style>
    <style:style style:name="T7" style:family="text">
      <style:text-properties officeooo:rsid="009de053"/>
    </style:style>
    <style:style style:name="T8" style:family="text">
      <style:text-properties officeooo:rsid="009966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bstract</text:p>
      <text:p text:style-name="Text_20_body"/>
      <text:p text:style-name="P2"><text:span text:style-name="T1">FACE</text:span> fo<text:span text:style-name="T4">u</text:span>ndation (Fo<text:span text:style-name="T4">u</text:span>ndation Action Against Exclusion) asked <text:span text:style-name="T1">Code Academie</text:span>’s students the creation of an <text:span text:style-name="T4">Intra-net.</text:span></text:p>
      <text:p text:style-name="P3">The main goal of the application is to <text:span text:style-name="T4">simplify</text:span> informations search. <text:span text:style-name="T1">FACE</text:span> helps a lot of people and keeps records of them. <text:span text:style-name="T5">Therefor they need an application which will sort all the information for them.</text:span></text:p>
      <text:p text:style-name="P3"><text:span text:style-name="T6">To do that, the file of all the different people </text:span><text:span text:style-name="T2">FACE</text:span><text:span text:style-name="T6"> helps will be displayed alphabetically and there will be a search bar which will display propositions similar to what the user wrote. This functionality will help to rapidly access the wanted data.</text:span></text:p>
      <text:p text:style-name="P4">Any employees will be able to create, read and update a file with the information that goes along with it. <text:span text:style-name="T7">They will also be able to upload any document to a file, and to download it.</text:span></text:p>
      <text:p text:style-name="P3">The application will be used only by <text:span text:style-name="T1">FACE</text:span>’s employees, <text:span text:style-name="T8">t</text:span>hey will have to log in in order to use it, <text:span text:style-name="T8">and all of them will have a personal account. Also, an administrator account will be given, allowing the creation of new users.</text:span></text:p>
      <text:p text:style-name="P5"/>
      <text:p text:style-name="P1">The big vision is to implement this Intra-net to the other <text:span text:style-name="T1">FACE</text:span> present in France <text:span text:style-name="T3">(there are 45 establishment all over France) but first we will implement it in the Rennes <text:s/>establish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4:16:07.526014178</meta:creation-date>
    <dc:date>2016-12-07T14:16:33.719547724</dc:date>
    <meta:editing-duration>PT26S</meta:editing-duration>
    <meta:editing-cycles>1</meta:editing-cycles>
    <meta:document-statistic meta:table-count="0" meta:image-count="0" meta:object-count="0" meta:page-count="1" meta:paragraph-count="7" meta:word-count="204" meta:character-count="1172" meta:non-whitespace-character-count="974"/>
    <meta:generator>LibreOffice/5.1.4.2$Linux_X86_64 LibreOffice_project/10m0$Build-2</meta:generator>
  </office:meta>
</office:document-meta>
</file>